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">
            <text:p>Number of hashes: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style-name="ce3"/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2">
            <text:p>3</text:p>
          </table:table-cell>
          <table:table-cell table:style-name="ce3"/>
          <table:table-cell office:value-type="float" office:value="4" table:style-name="ce2">
            <text:p>4</text:p>
          </table:table-cell>
          <table:table-cell table:style-name="ce3"/>
          <table:table-cell office:value-type="float" office:value="5" table:style-name="ce2">
            <text:p>5</text:p>
          </table:table-cell>
          <table:table-cell table:style-name="ce3"/>
          <table:table-cell office:value-type="float" office:value="6" table:style-name="ce2">
            <text:p>6</text:p>
          </table:table-cell>
          <table:table-cell table:style-name="ce3"/>
          <table:table-cell office:value-type="float" office:value="7" table:style-name="ce2">
            <text:p>7</text:p>
          </table:table-cell>
          <table:table-cell table:style-name="ce3"/>
          <table:table-cell office:value-type="float" office:value="8" table:style-name="ce2">
            <text:p>8</text:p>
          </table:table-cell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Theoretical false positive rate</text:p>
          </table:table-cell>
          <table:table-cell table:number-columns-repeated="2" table:style-name="ce1"/>
          <table:table-cell office:value-type="float" office:value="7.6003645747045878E-3" table:formula="of:=SUM((1-EXP(-[.C1]*500/65536))^[.C1])" table:style-name="ce4">
            <text:p>0.007600365</text:p>
          </table:table-cell>
          <table:table-cell table:style-name="ce1"/>
          <table:table-cell office:value-type="float" office:value="2.2930934682535925E-4" table:formula="of:=SUM((1-EXP(-[.E1]*500/65536))^[.E1])" table:style-name="ce4">
            <text:p>0.000229309</text:p>
          </table:table-cell>
          <table:table-cell table:style-name="ce1"/>
          <table:table-cell office:value-type="float" office:value="1.1586495748033749E-5" table:formula="of:=SUM((1-EXP(-[.G1]*500/65536))^[.G1])" table:style-name="ce4">
            <text:p>1.15865E-05</text:p>
          </table:table-cell>
          <table:table-cell table:style-name="ce1"/>
          <table:table-cell office:value-type="float" office:value="8.1613206175279222E-7" table:formula="of:=SUM((1-EXP(-[.I1]*500/65536))^[.I1])" table:style-name="ce4">
            <text:p>8.16132E-07</text:p>
          </table:table-cell>
          <table:table-cell table:style-name="ce1"/>
          <table:table-cell office:value-type="float" office:value="7.345383958129321E-8" table:formula="of:=SUM((1-EXP(-[.K1]*500/65536))^[.K1])" table:style-name="ce4">
            <text:p>7.34538E-08</text:p>
          </table:table-cell>
          <table:table-cell table:style-name="ce1"/>
          <table:table-cell office:value-type="float" office:value="8.0247993639870042E-9" table:formula="of:=SUM((1-EXP(-[.M1]*500/65536))^[.M1])" table:style-name="ce4">
            <text:p>8.0248E-09</text:p>
          </table:table-cell>
          <table:table-cell table:style-name="ce1"/>
          <table:table-cell office:value-type="float" office:value="1.0287258990010516E-9" table:formula="of:=SUM((1-EXP(-[.O1]*500/65536))^[.O1])" table:style-name="ce4">
            <text:p>1.02873E-09</text:p>
          </table:table-cell>
          <table:table-cell table:style-name="ce1"/>
          <table:table-cell office:value-type="float" office:value="1.5106047071459246E-10" table:formula="of:=SUM((1-EXP(-[.Q1]*500/65536))^[.Q1])" table:style-name="ce2">
            <text:p>1.5106E-10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False positives</text:p>
          </table:table-cell>
          <table:table-cell table:style-name="ce3"/>
          <table:table-cell office:value-type="string" table:style-name="ce1">
            <text:p>False positives</text:p>
          </table:table-cell>
          <table:table-cell table:style-name="ce3"/>
          <table:table-cell office:value-type="string" table:style-name="ce1">
            <text:p>False positives</text:p>
          </table:table-cell>
          <table:table-cell table:style-name="ce3"/>
          <table:table-cell office:value-type="string" table:style-name="ce1">
            <text:p>False positives</text:p>
          </table:table-cell>
          <table:table-cell table:style-name="ce3"/>
          <table:table-cell office:value-type="string" table:style-name="ce1">
            <text:p>False positives</text:p>
          </table:table-cell>
          <table:table-cell table:style-name="ce3"/>
          <table:table-cell office:value-type="string" table:style-name="ce1">
            <text:p>False positives</text:p>
          </table:table-cell>
          <table:table-cell table:style-name="ce3"/>
          <table:table-cell table:style-name="ce1"/>
          <table:table-cell table:style-name="ce3"/>
          <table:table-cell table:number-columns-repeated="16368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Count</text:p>
          </table:table-cell>
          <table:table-cell office:value-type="string" table:style-name="ce3">
            <text:p>Rate</text:p>
          </table:table-cell>
          <table:table-cell office:value-type="string" table:style-name="ce1">
            <text:p>Count</text:p>
          </table:table-cell>
          <table:table-cell office:value-type="string" table:style-name="ce3">
            <text:p>Rate</text:p>
          </table:table-cell>
          <table:table-cell office:value-type="string" table:style-name="ce1">
            <text:p>Count</text:p>
          </table:table-cell>
          <table:table-cell office:value-type="string" table:style-name="ce3">
            <text:p>Rate</text:p>
          </table:table-cell>
          <table:table-cell office:value-type="string" table:style-name="ce1">
            <text:p>Count</text:p>
          </table:table-cell>
          <table:table-cell office:value-type="string" table:style-name="ce3">
            <text:p>Rate</text:p>
          </table:table-cell>
          <table:table-cell office:value-type="string" table:style-name="ce1">
            <text:p>Count</text:p>
          </table:table-cell>
          <table:table-cell office:value-type="string" table:style-name="ce3">
            <text:p>Rate</text:p>
          </table:table-cell>
          <table:table-cell office:value-type="string" table:style-name="ce1">
            <text:p>Count</text:p>
          </table:table-cell>
          <table:table-cell office:value-type="string" table:style-name="ce3">
            <text:p>Rate</text:p>
          </table:table-cell>
          <table:table-cell table:style-name="ce1"/>
          <table:table-cell table:style-name="ce3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8.8888888888888889E-3" table:formula="of:=SUM([.C8]/4500)" table:style-name="ce3">
            <text:p>0.008888889</text:p>
          </table:table-cell>
          <table:table-cell office:value-type="float" office:value="1" table:style-name="ce1">
            <text:p>1</text:p>
          </table:table-cell>
          <table:table-cell office:value-type="float" office:value="2.2222222222222223E-4" table:formula="of:=SUM([.E8]/4500)" table:style-name="ce3">
            <text:p>0.00022222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G8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I8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K8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M8]/4500)" table:style-name="ce3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2"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8.4444444444444437E-3" table:formula="of:=SUM([.C9]/4500)" table:style-name="ce3">
            <text:p>0.008444444</text:p>
          </table:table-cell>
          <table:table-cell office:value-type="float" office:value="2" table:style-name="ce1">
            <text:p>2</text:p>
          </table:table-cell>
          <table:table-cell office:value-type="float" office:value="4.4444444444444447E-4" table:formula="of:=SUM([.E9]/4500)" table:style-name="ce3">
            <text:p>0.00044444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G9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I9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K9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M9]/4500)" table:style-name="ce3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2"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9.3333333333333341E-3" table:formula="of:=SUM([.C10]/4500)" table:style-name="ce3">
            <text:p>0.009333333</text:p>
          </table:table-cell>
          <table:table-cell office:value-type="float" office:value="1" table:style-name="ce1">
            <text:p>1</text:p>
          </table:table-cell>
          <table:table-cell office:value-type="float" office:value="2.2222222222222223E-4" table:formula="of:=SUM([.E10]/4500)" table:style-name="ce3">
            <text:p>0.00022222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G10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I10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K10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M10]/4500)" table:style-name="ce3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2"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9.1111111111111115E-3" table:formula="of:=SUM([.C11]/4500)" table:style-name="ce3">
            <text:p>0.00911111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E11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G11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I11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K11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M11]/4500)" table:style-name="ce3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2"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8.0000000000000002E-3" table:formula="of:=SUM([.C12]/4500)" table:style-name="ce3">
            <text:p>0.008</text:p>
          </table:table-cell>
          <table:table-cell office:value-type="float" office:value="1" table:style-name="ce1">
            <text:p>1</text:p>
          </table:table-cell>
          <table:table-cell office:value-type="float" office:value="2.2222222222222223E-4" table:formula="of:=SUM([.E12]/4500)" table:style-name="ce3">
            <text:p>0.00022222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G12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I12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K12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M12]/4500)" table:style-name="ce3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2"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7.1111111111111115E-3" table:formula="of:=SUM([.C13]/4500)" table:style-name="ce3">
            <text:p>0.007111111</text:p>
          </table:table-cell>
          <table:table-cell office:value-type="float" office:value="1" table:style-name="ce1">
            <text:p>1</text:p>
          </table:table-cell>
          <table:table-cell office:value-type="float" office:value="2.2222222222222223E-4" table:formula="of:=SUM([.E13]/4500)" table:style-name="ce3">
            <text:p>0.000222222</text:p>
          </table:table-cell>
          <table:table-cell office:value-type="float" office:value="1" table:style-name="ce1">
            <text:p>1</text:p>
          </table:table-cell>
          <table:table-cell office:value-type="float" office:value="2.2222222222222223E-4" table:formula="of:=SUM([.G13]/4500)" table:style-name="ce3">
            <text:p>0.00022222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I13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K13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M13]/4500)" table:style-name="ce3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2"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8.4444444444444437E-3" table:formula="of:=SUM([.C14]/4500)" table:style-name="ce3">
            <text:p>0.00844444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E14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G14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I14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K14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M14]/4500)" table:style-name="ce3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2"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8.6666666666666663E-3" table:formula="of:=SUM([.C15]/4500)" table:style-name="ce3">
            <text:p>0.008666667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E15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G15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I15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K15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M15]/4500)" table:style-name="ce3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2"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.0000000000000001E-3" table:formula="of:=SUM([.C16]/4500)" table:style-name="ce3">
            <text:p>0.006</text:p>
          </table:table-cell>
          <table:table-cell office:value-type="float" office:value="1" table:style-name="ce1">
            <text:p>1</text:p>
          </table:table-cell>
          <table:table-cell office:value-type="float" office:value="2.2222222222222223E-4" table:formula="of:=SUM([.E16]/4500)" table:style-name="ce3">
            <text:p>0.00022222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G16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I16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K16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M16]/4500)" table:style-name="ce3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2"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8.2222222222222228E-3" table:formula="of:=SUM([.C17]/4500)" table:style-name="ce3">
            <text:p>0.00822222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E17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G17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I17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K17]/4500)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M17]/4500)" table:style-name="ce3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Average actual false positive rate</text:p>
          </table:table-cell>
          <table:table-cell table:number-columns-repeated="2" table:style-name="ce1"/>
          <table:table-cell office:value-type="float" office:value="8.2222222222222228E-3" table:formula="of:=AVERAGE([.D8:.D17])" table:style-name="ce4">
            <text:p>0.008222222</text:p>
          </table:table-cell>
          <table:table-cell table:style-name="ce1"/>
          <table:table-cell office:value-type="float" office:value="1.5555555555555554E-4" table:formula="of:=AVERAGE([.F8:.F17])" table:style-name="ce4">
            <text:p>0.000155556</text:p>
          </table:table-cell>
          <table:table-cell table:style-name="ce1"/>
          <table:table-cell office:value-type="float" office:value="2.2222222222222223E-5" table:formula="of:=AVERAGE([.H8:.H17])" table:style-name="ce4">
            <text:p>2.22222E-05</text:p>
          </table:table-cell>
          <table:table-cell table:style-name="ce1"/>
          <table:table-cell office:value-type="float" office:value="0" table:formula="of:=AVERAGE([.J8:.J17])" table:style-name="ce4">
            <text:p>0</text:p>
          </table:table-cell>
          <table:table-cell table:style-name="ce1"/>
          <table:table-cell office:value-type="float" office:value="0" table:formula="of:=AVERAGE([.L8:.L17])" table:style-name="ce4">
            <text:p>0</text:p>
          </table:table-cell>
          <table:table-cell table:style-name="ce1"/>
          <table:table-cell office:value-type="float" office:value="0" table:formula="of:=AVERAGE([.N8:.N17])" table:style-name="ce4">
            <text:p>0</text:p>
          </table:table-cell>
          <table:table-cell table:style-name="ce1"/>
          <table:table-cell table:number-columns-repeated="16369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Daan</dc:creator>
    <meta:creation-date>2019-05-25T17:52:21Z</meta:creation-date>
    <dc:date>2019-05-26T15:16:39Z</dc:date>
    <meta:editing-cycles>1</meta:editing-cycles>
    <meta:editing-duration>PT272S</meta:editing-duration>
  </office:meta>
</office:document-meta>
</file>